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769cm"/>
    </style:style>
    <style:style style:name="co4" style:family="table-column">
      <style:table-column-properties fo:break-before="auto" style:column-width="1.27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Exacto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 office:value-type="string">
            <text:p>Grasp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table:number-columns-repeated="5"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6">
            <text:p>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6">
            <text:p>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7">
            <text:p>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9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4"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4"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4"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4" office:value-type="float" office:value="8">
            <text:p>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4"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4"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9">
            <text:p>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9">
            <text:p>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10">
            <text:p>1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7">
            <text:p>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table:number-columns-repeated="2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3"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2"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3"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2"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2"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2"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4" office:value-type="float" office:value="7">
            <text:p>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2" office:value-type="float" office:value="17">
            <text:p>1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2"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number-columns-repeated="2" office:value-type="float" office:value="17">
            <text:p>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float" office:value="13">
            <text:p>13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2"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2"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2"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2" office:value-type="float" office:value="19">
            <text:p>19</text:p>
          </table:table-cell>
          <table:table-cell office:value-type="float" office:value="15">
            <text:p>15</text:p>
          </table:table-cell>
          <table:table-cell table:number-columns-repeated="2" office:value-type="float" office:value="19">
            <text:p>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2"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2" office:value-type="float" office:value="17">
            <text:p>1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2"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table:number-columns-repeated="2"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 office:value-type="float" office:value="17">
            <text:p>1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number-columns-repeated="2"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number-columns-repeated="2"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2" office:value-type="float" office:value="19">
            <text:p>19</text:p>
          </table:table-cell>
          <table:table-cell office:value-type="float" office:value="15">
            <text:p>15</text:p>
          </table:table-cell>
          <table:table-cell table:number-columns-repeated="2" office:value-type="float" office:value="19">
            <text:p>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2"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number-columns-repeated="2" office:value-type="float" office:value="19">
            <text:p>19</text:p>
          </table:table-cell>
        </table:table-row>
        <table:table-row table:style-name="ro1">
          <table:table-cell table:number-columns-repeated="2"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number-columns-repeated="2"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dc:date>2013-07-01T10:19:24.34</dc:date>
    <meta:editing-duration>P0D</meta:editing-duration>
    <meta:editing-cycles>1</meta:editing-cycles>
    <meta:document-statistic meta:table-count="1" meta:cell-count="8505" meta:object-count="0"/>
  </office:meta>
</office:document-meta>
</file>